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20pt"/>
    </style:style>
    <style:style style:name="P2" style:family="paragraph" style:parent-style-name="Heading_20_2">
      <style:text-properties officeooo:rsid="000407ce" officeooo:paragraph-rsid="000407ce"/>
    </style:style>
    <style:style style:name="P3" style:family="paragraph" style:parent-style-name="Heading_20_3">
      <style:text-properties officeooo:rsid="000407ce" officeooo:paragraph-rsid="000407ce"/>
    </style:style>
    <style:style style:name="P4" style:family="paragraph" style:parent-style-name="Standard">
      <style:text-properties fo:font-size="14pt" officeooo:rsid="000407ce" officeooo:paragraph-rsid="000407ce"/>
    </style:style>
    <style:style style:name="P5" style:family="paragraph" style:parent-style-name="Standard" style:list-style-name="L2">
      <style:text-properties fo:font-size="14pt" officeooo:rsid="000407ce" officeooo:paragraph-rsid="000407ce"/>
    </style:style>
    <style:style style:name="P6" style:family="paragraph" style:parent-style-name="Standard">
      <style:text-properties fo:font-size="16pt" officeooo:rsid="000407ce" officeooo:paragraph-rsid="000407ce"/>
    </style:style>
    <style:style style:name="P7" style:family="paragraph" style:parent-style-name="Text_20_body">
      <style:text-properties officeooo:rsid="000407ce" officeooo:paragraph-rsid="000407ce"/>
    </style:style>
    <style:style style:name="P8" style:family="paragraph" style:parent-style-name="Text_20_body" style:list-style-name="L1">
      <style:text-properties officeooo:rsid="000407ce" officeooo:paragraph-rsid="000407ce"/>
    </style:style>
    <style:style style:name="P9" style:family="paragraph" style:parent-style-name="Text_20_body" style:list-style-name="L3">
      <style:text-properties officeooo:rsid="000407ce" officeooo:paragraph-rsid="000407ce"/>
    </style:style>
    <style:style style:name="P10" style:family="paragraph" style:parent-style-name="Text_20_body">
      <style:text-properties officeooo:paragraph-rsid="000407ce"/>
    </style:style>
    <style:style style:name="P11" style:family="paragraph" style:parent-style-name="Text_20_body">
      <style:text-properties fo:font-weight="bold" officeooo:rsid="000407ce" officeooo:paragraph-rsid="000407ce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0407ce" officeooo:paragraph-rsid="000407ce" style:font-weight-asian="bold" style:font-weight-complex="bold"/>
    </style:style>
    <style:style style:name="P13" style:family="paragraph" style:parent-style-name="Text_20_body">
      <style:paragraph-properties fo:text-align="start" style:justify-single-word="false" fo:break-before="page"/>
      <style:text-properties fo:font-weight="bold" officeooo:rsid="000407ce" officeooo:paragraph-rsid="000407ce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0407ce" officeooo:paragraph-rsid="000407ce" fo:background-color="#ffff00" style:font-weight-asian="bold" style:font-weight-complex="bold"/>
    </style:style>
    <style:style style:name="P15" style:family="paragraph" style:parent-style-name="Text_20_body" style:list-style-name="L4">
      <style:text-properties fo:font-weight="normal" officeooo:rsid="000407ce" officeooo:paragraph-rsid="000407ce" style:font-weight-asian="normal" style:font-weight-complex="normal"/>
    </style:style>
    <style:style style:name="P16" style:family="paragraph" style:parent-style-name="Text_20_body">
      <style:text-properties fo:font-weight="normal" officeooo:rsid="000407ce" officeooo:paragraph-rsid="000407ce" style:font-weight-asian="normal" style:font-weight-complex="normal"/>
    </style:style>
    <style:style style:name="P17" style:family="paragraph" style:parent-style-name="Text_20_body" style:list-style-name="L5">
      <style:text-properties fo:font-weight="normal" officeooo:rsid="000407ce" officeooo:paragraph-rsid="000407ce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407ce" officeooo:paragraph-rsid="000407ce" style:font-weight-asian="normal" style:font-weight-complex="normal"/>
    </style:style>
    <style:style style:name="T1" style:family="text">
      <style:text-properties officeooo:rsid="000407ce"/>
    </style:style>
    <style:style style:name="T2" style:family="text">
      <style:text-properties style:font-size-asian="18pt" style:font-size-complex="18pt"/>
    </style:style>
    <style:style style:name="T3" style:family="text">
      <style:text-properties officeooo:rsid="000407ce" style:font-size-asian="18pt" style:font-size-complex="18pt"/>
    </style:style>
    <style:style style:name="T4" style:family="text">
      <style:text-properties fo:font-weight="bold" officeooo:rsid="000407c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07c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Poluição no meio Ambiente, </text:span><text:span text:style-name="T3">Quais suas Soluções? Como posso ajudar?</text:span></text:h>
      <text:h text:style-name="Heading_20_2" text:outline-level="2">Danos no solo</text:h>
      <text:p text:style-name="P6"/>
      <text:h text:style-name="Heading_20_2" text:outline-level="2">Controle da pouluição do solo</text:h>
      <text:p text:style-name="P4">- Gerenciamento de resíduos:</text:p>
      <text:p text:style-name="P4"/>
      <text:list xml:id="list373833538" text:style-name="L2">
        <text:list-item>
          <text:p text:style-name="P5">Preservar e melhorar a qualidade ambiental</text:p>
        </text:list-item>
        <text:list-item>
          <text:p text:style-name="P5">Contribuir para a saude humana</text:p>
        </text:list-item>
        <text:list-item>
          <text:p text:style-name="P5">Assegurar uma utilizaçao racional e prudente dos recursos naturais</text:p>
        </text:list-item>
      </text:list>
      <text:p text:style-name="P6"/>
      <text:h text:style-name="P2" text:outline-level="2">Diretrizes para o gerenciamento de Resíduos Sólidos</text:h>
      <text:list text:style-name="L1">
        <text:list-item>
          <text:p text:style-name="P8">Prevenção por tecnologia – Adoção de tecnologias limpas → Eliminar/minimizar a geração de resíduos e a demanda de RN</text:p>
        </text:list-item>
        <text:list-item>
          <text:p text:style-name="P8">Implantação de processos de reciclagem dos reśiduos gerados nas industrias</text:p>
        </text:list-item>
        <text:list-item>
          <text:p text:style-name="P8">Otimização de operações de coleta, segregação, manuseio, transporte e estocagem de resíduos</text:p>
        </text:list-item>
        <text:list-item>
          <text:p text:style-name="P8">Adoção do armazenamento dos residuos</text:p>
        </text:list-item>
        <text:list-item>
          <text:p text:style-name="P8">Otimização da disposição final, atraves do tratamentos de resisudos para redução de volume e periculosidade</text:p>
        </text:list-item>
        <text:list-item>
          <text:p text:style-name="P8">Busca de soluções para a recuperação da area, deposito e locais</text:p>
        </text:list-item>
        <text:list-item>
          <text:p text:style-name="P8">Implantação de programas de auto monitoramento das areaas e depositos de residuos e aterros</text:p>
        </text:list-item>
        <text:list-item>
          <text:p text:style-name="P8">Aspectos legais e Institucionais</text:p>
        </text:list-item>
      </text:list>
      <text:h text:style-name="P2" text:outline-level="2" text:is-list-header="true"/>
      <text:p text:style-name="P7"/>
      <text:h text:style-name="P2" text:outline-level="2" text:is-list-header="true"/>
      <text:p text:style-name="P7"/>
      <text:h text:style-name="P2" text:outline-level="2"><text:soft-page-break/></text:h>
      <text:h text:style-name="P2" text:outline-level="2">Poluição da Água</text:h>
      <text:p text:style-name="P7">A agua é muito importante para o planeta Terra primeiramente para a população, após isso, ela é importante para os fins urbanos (exemplos Slide)</text:p>
      <text:p text:style-name="P7">A agua assim como no planeta, tem que estar presente em tudo.</text:p>
      <text:p text:style-name="P7">Agua presente na industria: Hidreletrica, Irrigação, Agricultura, pecuaria, Piscicultura e Navegação</text:p>
      <text:p text:style-name="P7">Saber Ciclo da Agua, como funciona?</text:p>
      <text:h text:style-name="P3" text:outline-level="3">O que é Poluição Hídrica?</text:h>
      <text:p text:style-name="P10">É <text:span text:style-name="T1">qualquer alteração nas caracteristicas físicas, quimicas e ou biologicas das aguas, que possa constituir </text:span><text:span text:style-name="T4">prejuizo </text:span><text:span text:style-name="T6">a saude, a segurança e ao bem estar da população e ainda que possa comprometer a fauna ictiologia e a utulização das aguas para fins recreativos, comerciais, industriais e de geração de energia</text:span></text:p>
      <text:h text:style-name="P3" text:outline-level="3">O que causa <text:s/>a poluição Hídrica?</text:h>
      <text:list text:style-name="L3">
        <text:list-item>
          <text:p text:style-name="P9">Crescimento populacional: Auto grau de Urbanização</text:p>
        </text:list-item>
        <text:list-item>
          <text:p text:style-name="P9">Desenvolvimento da Industria e seus despejos complexos</text:p>
        </text:list-item>
        <text:list-item>
          <text:p text:style-name="P9">Aumento da produção agricola, que resula numa carga mais pesada de pesticidas e fertilizantes no ambiente</text:p>
        </text:list-item>
      </text:list>
      <text:h text:style-name="P3" text:outline-level="3">Fontes Poluidoras</text:h>
      <text:p text:style-name="P11">Aguas Superficiais:</text:p>
      <text:list text:style-name="L4">
        <text:list-item>
          <text:p text:style-name="P15">Esgoto domestico</text:p>
        </text:list-item>
        <text:list-item>
          <text:p text:style-name="P15">Efluentes industriais</text:p>
        </text:list-item>
        <text:list-item>
          <text:p text:style-name="P15">Aguas pluviais, carreando impurezas do solo u contendo esgotos lançados nas galerias</text:p>
          <text:p text:style-name="P15">…</text:p>
        </text:list-item>
      </text:list>
      <text:p text:style-name="P11">Aguas Subterrraneas</text:p>
      <text:list text:style-name="L5">
        <text:list-item>
          <text:p text:style-name="P17">Infiltração de esgotos</text:p>
        </text:list-item>
        <text:list-item>
          <text:p text:style-name="P17">Vazamento de tubulações ou depositovos subterraneos</text:p>
        </text:list-item>
        <text:list-item>
          <text:p text:style-name="P17">Percolação do chorume resultante de depositos de lixo no solo</text:p>
        </text:list-item>
        <text:list-item>
          <text:p text:style-name="P17">Residuos de outras fontes</text:p>
        </text:list-item>
      </text:list>
      <text:p text:style-name="P11">Fontes Poluidoras Pontual x Fontes poluidoras Difusa</text:p>
      <text:h text:style-name="P3" text:outline-level="3"><text:soft-page-break/>Poluição Organica?</text:h>
      <text:p text:style-name="P7">Como ocorre? Descrever tudo no slide</text:p>
      <text:h text:style-name="P3" text:outline-level="3">Eutrofização</text:h>
      <text:p text:style-name="P10">É <text:span text:style-name="T1">o crescimento excessivo das plantas aguaticas tanto planctonicas quanto adieridas, a niveis tais que sejam considerados como causadores de interferencias com os usos desejavaeis do corpo d’agua</text:span></text:p>
      <text:p text:style-name="P10">…</text:p>
      <text:p text:style-name="P11">Problemas da eutrofização:</text:p>
      <text:p text:style-name="P16">Problemas esteticos e recrreacionais</text:p>
      <text:p text:style-name="P16">Diminuição do uso da agua para recreação, balneabilidade e redução geral da atração turistica devido a:</text:p>
      <text:p text:style-name="P16">Frequentes florações das aguas</text:p>
      <text:p text:style-name="P16">Crescimento excessivo da vegetação</text:p>
      <text:p text:style-name="P16">Disturbios com mosquitos e insetos</text:p>
      <text:p text:style-name="P16">Eventuais maus odores </text:p>
      <text:p text:style-name="P16">Eventuais mortes de peixes (afeta o ecossistema)</text:p>
      <text:h text:style-name="P2" text:outline-level="2">Poluição do Ar</text:h>
      <text:p text:style-name="P7">O ar atmosferico é um composto gasoso com mais de 1000 km de espessura que envolve o globo terreste, sem o ar, não respiramos.</text:p>
      <text:p text:style-name="P7">A ação que a força da gravidade exerce sobre suas moleculas assegura a presença deste involocro vital para o homem</text:p>
      <text:p text:style-name="P11">Classificação dos poluentes</text:p>
      <text:p text:style-name="P11">Fontes de poluição atmosferica</text:p>
      <text:p text:style-name="P16">Fontes naturais:</text:p>
      <text:p text:style-name="P16">Fontes antropgencias:</text:p>
      <text:p text:style-name="P16">Fontes Multiplas</text:p>
      <text:p text:style-name="P16">Fontes especificas:</text:p>
      <text:p text:style-name="P16"/>
      <text:p text:style-name="P12">Poluição do ar nas atmosferas urbanas</text:p>
      <text:p text:style-name="P12"/>
      <text:p text:style-name="P12"/>
      <text:p text:style-name="P12"><text:soft-page-break/>Efeito Estufa <text:span text:style-name="T5">(Project with Python)</text:span></text:p>
      <text:p text:style-name="P12"><text:span text:style-name="T5">...</text:span></text:p>
      <text:p text:style-name="P12"><text:span text:style-name="T5"/></text:p>
      <text:p text:style-name="P12">Superaquecimento global e suas consequencias (Project with Python)</text:p>
      <text:p text:style-name="P18">Aumento no teor atmosferico dos gases estufa e leva a um maior bloqueiro da radiação infravermelha, causando uma exacerbação do efeito estufa:</text:p>
      <text:p text:style-name="P18">Aquecimento da atmosfera e aumento da temperatura da superficie terreste</text:p>
      <text:p text:style-name="P18">…</text:p>
      <text:p text:style-name="P18"/>
      <text:p text:style-name="P12">Ação preventivas que reduzem</text:p>
      <text:p text:style-name="P12">…</text:p>
      <text:p text:style-name="P12"/>
      <text:p text:style-name="P12">Controle de emissoes de poluentes pelas industrias</text:p>
      <text:p text:style-name="P12">…</text:p>
      <text:p text:style-name="P12"/>
      <text:p text:style-name="P12">O que podemos fazer para contribuir? (Project Python)</text:p>
      <text:p text:style-name="P14">… <text:s/>ANOTAR E ESTUDAR TUDO ISSO AFUNDO</text:p>
      <text:p text:style-name="P18">Forum de Paris.</text:p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color="#2a6099" loext:opacity="100%" style:font-name="Liberation Mono" fo:font-family="'Liberation Mono'" style:font-style-name="Bold" style:font-family-generic="modern" style:font-pitch="fixed"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a933" loext:opacity="100%" style:font-name="Liberation Mono" fo:font-family="'Liberation Mono'" style:font-style-name="Bold" style:font-family-generic="modern" style:font-pitch="fixed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09:22:16.130499951</meta:creation-date>
    <dc:date>2022-09-23T10:40:59.407466986</dc:date>
    <meta:editing-duration>PT1H18M49S</meta:editing-duration>
    <meta:editing-cycles>1</meta:editing-cycles>
    <meta:document-statistic meta:table-count="0" meta:image-count="0" meta:object-count="0" meta:page-count="5" meta:paragraph-count="75" meta:word-count="588" meta:character-count="3794" meta:non-whitespace-character-count="3299"/>
    <meta:generator>LibreOffice/7.4.1.2$Linux_X86_64 LibreOffice_project/40$Build-2</meta:generator>
  </office:meta>
</office:document-meta>
</file>